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e57" officeooo:paragraph-rsid="000b4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等待word2vec训练完成。。。</text:p>
      <text:p text:style-name="P1"><text:tab/>1.查看word2vec相似度矩阵形式</text:p>
      <text:p text:style-name="P1"><text:tab/>2.根据相似性矩阵形式融合UserCF</text:p>
      <text:p text:style-name="P1"><text:tab/>3. 对比item2vec模型itemCF</text:p>
      <text:p text:style-name="P1"><text:tab/>4. 使用keras搭建AE或者VA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45:26.674639433</meta:creation-date>
    <dc:date>2019-03-19T10:48:17.167641262</dc:date>
    <meta:editing-duration>PT2M50S</meta:editing-duration>
    <meta:editing-cycles>1</meta:editing-cycles>
    <meta:document-statistic meta:table-count="0" meta:image-count="0" meta:object-count="0" meta:page-count="1" meta:paragraph-count="5" meta:word-count="51" meta:character-count="99" meta:non-whitespace-character-count="93"/>
    <meta:generator>LibreOffice/5.1.6.2$Linux_X86_64 LibreOffice_project/10m0$Build-2</meta:generator>
  </office:meta>
</office:document-meta>
</file>